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[CLASE 9] - 01/10/2018 - Presencial</text:h>
      <text:p text:style-name="P1"/>
      <text:p text:style-name="Text_20_body">El día 01/10/2018 será el Primer Parcial de la materia. El mismo evaluará todos los contenidos vistos en clase y en los apuntes del Campus Virtual hasta el momento.</text:p>
      <text:p text:style-name="Text_20_body">El horario del examen será de 18:30 a 20:30. Se tolerará un máximo de 15 minutos de tardanza.</text:p>
      <text:p text:style-name="Text_20_body"/>
      <text:p text:style-name="Text_20_body">Quienes posean notebooks podrán traerlas para trabajar con sus máquinas.</text:p>
      <text:p text:style-name="Text_20_body"/>
      <text:p text:style-name="Text_20_body">A partir de ahora, todos los archivos vistos en clase y demás archivos resueltos estarán disponibles en el <text:a xlink:type="simple" xlink:href="https://github.com/angel-utn/laboratorio3-20182c" office:target-frame-name="_blank" xlink:show="new" text:style-name="Internet_20_link" text:visited-style-name="Visited_20_Internet_20_Link">Repositorio de Github de la materia</text:a> (quedando en desuso los adjuntos en el foro de Novedades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6:24:39.780000000</meta:creation-date>
    <dc:date>2018-09-25T16:31:30.201000000</dc:date>
    <meta:editing-duration>PT7M7S</meta:editing-duration>
    <meta:editing-cycles>1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5" meta:word-count="97" meta:character-count="565" meta:non-whitespace-character-count="473"/>
  </office:meta>
</office:document-meta>
</file>